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cm"/>
    </style:style>
    <style:style style:name="co3" style:family="table-column">
      <style:table-column-properties fo:break-before="auto" style:column-width="7.715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48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Nimbus Roman No9 L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Previous</text:p>
          </table:table-cell>
          <table:table-cell table:style-name="ce1"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/12/2014</text:p>
          </table:table-cell>
          <table:table-cell table:number-columns-repeated="1022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style-name="ce2" office:value-type="string" calcext:value-type="string">
            <text:p>Jumble: 12 hrs</text:p>
          </table:table-cell>
          <table:table-cell table:number-columns-repeated="102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style-name="ce2" office:value-type="string" calcext:value-type="string">
            <text:p>Wordsearch: 16 h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table:number-columns-repeated="1022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table:number-columns-repeated="1022"/>
        </table:table-row>
        <table:table-row table:style-name="ro1">
          <table:table-cell table:style-name="Default"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table:number-columns-repeated="1022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table:number-columns-repeated="1022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table:number-columns-repeated="1022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table:number-columns-repeated="1022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table:number-columns-repeated="1022"/>
        </table:table-row>
        <table:table-row table:style-name="ro1">
          <table:table-cell table:style-name="Default"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4">0000/00/00</text:date>, <text:time style:data-style-name="N2" text:time-value="21:52:08.9900813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5-01-04T21:52:37.683532599</dc:date>
    <meta:editing-duration>PT2H23M14S</meta:editing-duration>
    <meta:editing-cycles>10</meta:editing-cycles>
    <meta:generator>LibreOffice/4.2.7.2$Linux_X86_64 LibreOffice_project/420m0$Build-2</meta:generator>
    <meta:document-statistic meta:table-count="1" meta:cell-count="33" meta:object-count="0"/>
  </office:meta>
</office:document-meta>
</file>